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1in" loext:contextual-spacing="false" fo:line-height="120%" fo:padding="0in" fo:border="none"/>
    </style:style>
    <style:style style:name="P2" style:family="paragraph" style:parent-style-name="Standard">
      <style:paragraph-properties fo:margin-top="0.0835in" fo:margin-bottom="0in" loext:contextual-spacing="false" fo:padding="0in" fo:border="none"/>
    </style:style>
    <style:style style:name="P3" style:family="paragraph" style:parent-style-name="Standard">
      <style:paragraph-properties fo:margin-top="0.0835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.0835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>
      <style:paragraph-properties fo:margin-left="0in" fo:margin-right="0in" fo:margin-top="0.0835in" fo:margin-bottom="0in" loext:contextual-spacing="false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.0835in" fo:margin-bottom="0in" loext:contextual-spacing="false" fo:text-align="start" style:justify-single-word="false" fo:text-indent="0in" style:auto-text-indent="false" fo:padding="0in" fo:border="none"/>
    </style:style>
    <style:style style:name="P10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1" style:family="paragraph" style:parent-style-name="Heading_20_1">
      <style:paragraph-properties fo:margin-top="0.3335in" fo:margin-bottom="0in" loext:contextual-spacing="false" fo:padding="0in" fo:border="none"/>
    </style:style>
    <style:style style:name="P12" style:family="paragraph" style:parent-style-name="Heading_20_1">
      <style:paragraph-properties fo:margin-top="0.3335in" fo:margin-bottom="0in" loext:contextual-spacing="false"/>
    </style:style>
    <style:style style:name="P13" style:family="paragraph" style:parent-style-name="Subtitle">
      <style:paragraph-properties fo:margin-top="0.139in" fo:margin-bottom="0in" loext:contextual-spacing="false" fo:padding="0in" fo:border="none"/>
    </style:style>
    <style:style style:name="P14" style:family="paragraph" style:parent-style-name="Subtitle">
      <style:paragraph-properties fo:margin-left="0in" fo:margin-right="0in" fo:margin-top="0.4165in" fo:margin-bottom="0in" loext:contextual-spacing="false" fo:line-height="100%" fo:text-align="start" style:justify-single-word="false" fo:text-indent="0in" style:auto-text-indent="false" fo:padding="0in" fo:border="none"/>
    </style:style>
    <style:style style:name="P15" style:family="paragraph" style:parent-style-name="Title" style:master-page-name="First_20_Page">
      <style:paragraph-properties fo:margin-top="0.222in" fo:margin-bottom="0in" loext:contextual-spacing="false" style:page-number="auto" fo:padding="0in" fo:border="none"/>
    </style:style>
    <style:style style:name="T1" style:family="text">
      <style:text-properties fo:color="#cc0000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2gazcsgmxkub"/><text:span text:style-name="T1">Skill Tree</text:span></text:p>
      <text:p text:style-name="P13"><text:bookmark text:name="_ng30guuqqp2v"/>25.09.2018</text:p>
      <text:p text:style-name="P1"><text:span text:style-name="T2">─</text:span></text:p>
      <text:p text:style-name="P3"><text:span text:style-name="T3">Ahmad Kahale</text:span></text:p>
      <text:p text:style-name="P5"><text:span text:style-name="T3">Bassell Depp</text:span></text:p>
      <text:p text:style-name="P5"><text:span text:style-name="T3">Omar barakat</text:span></text:p>
      <text:p text:style-name="P5"><text:span text:style-name="T3">Mireille Bou Fadel</text:span></text:p>
      <text:p text:style-name="P11"><text:bookmark text:name="_au51mny0sx6"/><text:span text:style-name="T1">Overview</text:span></text:p>
      <text:p text:style-name="P4">Building a system to track what skills every member of our team has conquered in order to become a successful web developer.</text:p>
      <text:p text:style-name="P11"><text:bookmark text:name="_4u1124avxeqy"/><text:span text:style-name="T1">Goals</text:span></text:p>
      <text:list xml:id="list1755940914147695512" text:style-name="WWNum1">
        <text:list-item>
          <text:p text:style-name="P6">Be able to know what skills have already been acquired.</text:p>
        </text:list-item>
        <text:list-item>
          <text:p text:style-name="P7">Know what skills we lack in order to achieve our goals.</text:p>
        </text:list-item>
      </text:list>
      <text:p text:style-name="P8"/>
      <text:p text:style-name="P11"><text:bookmark text:name="_4p7xi5bvhxdr"/><text:span text:style-name="T1">Specifications</text:span></text:p>
      <text:p text:style-name="P4">Designing an implementation of a map by creating an excel sheet to present our completed and uncompleted tracks provided with our names.</text:p>
      <text:p text:style-name="P4"/>
      <text:p text:style-name="P12"><text:bookmark text:name="_gkq46exohpty"/><text:span text:style-name="T1">Sample</text:span></text:p>
      <text:p text:style-name="P4"/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margin-top="0.0835in" fo:margin-bottom="0in" loext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start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3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84" meta:character-count="482" meta:non-whitespace-character-count="415"/>
    <meta:generator>LibreOfficeDev/5.1.0.3$Linux_X86_64 LibreOffice_project/</meta:generator>
  </office:meta>
</office:document-meta>
</file>